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μ</mo>
      <mi>cos</mi>
      <mrow>
        <mrow>
          <mrow>
            <mo stretchy="false">α</mo>
            <mo stretchy="false">=</mo>
            <mfrac>
              <mrow>
                <mi>m</mi>
                <msup>
                  <mi>v</mi>
                  <mn>2</mn>
                </msup>
                <mi>tan</mi>
                <mo stretchy="false">δ</mo>
              </mrow>
              <mrow>
                <mi>l</mi>
                <mfenced open="(" close=")">
                  <mrow>
                    <mfrac>
                      <mrow>
                        <mo stretchy="false">∂</mo>
                        <mi>B</mi>
                      </mrow>
                      <mrow>
                        <mo stretchy="false">∂</mo>
                        <mi>y</mi>
                      </mrow>
                    </mfrac>
                  </mrow>
                </mfenced>
              </mrow>
            </mfrac>
          </mrow>
          <mo stretchy="false">=</mo>
          <mrow>
            <mo stretchy="false">±</mo>
            <mrow>
              <mfrac>
                <mrow>
                  <mi>e</mi>
                  <mo stretchy="false">ℏ</mo>
                </mrow>
                <mrow>
                  <mn>2m</mn>
                </mrow>
              </mfrac>
            </mrow>
          </mrow>
        </mrow>
        <mo stretchy="false">=</mo>
        <mrow>
          <mo stretchy="false">±</mo>
          <msub>
            <mo stretchy="false">μ</mo>
            <mtext>B</mtext>
          </msub>
        </mrow>
      </mrow>
    </mrow>
    <annotation encoding="StarMath 5.0">%imu cos %ialpha = {m v^2 tan %idelta} over {l left ( {partial B} over {partial y} right )} = +- {{e hbar} over {2m}} = +- %imu_"B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